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25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/>
          <table:table-cell office:value-type="string" calcext:value-type="string">
            <text:p>SVC defa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9 <text:s text:c="5"/>0.80 <text:s text:c="5"/>0.80 <text:s text:c="5"/>1388 <text:s/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76 <text:s text:c="5"/>0.83 <text:s text:c="5"/>0.79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3 <text:s text:c="5"/>0.64 <text:s text:c="5"/>0.68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6622596153846" calcext:value-type="float">
            <text:p>0.826622596153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5 <text:s text:c="5"/>0.85 <text:s text:c="5"/>0.85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9 <text:s text:c="5"/>0.79 <text:s text:c="5"/>0.79 <text:s text:c="5"/>1388 <text:s text:c="2"/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30829326923077" calcext:value-type="float">
            <text:p>0.830829326923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6 <text:s text:c="5"/>0.85 <text:s text:c="5"/>0.85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9 <text:s text:c="5"/>0.81 <text:s text:c="5"/>0.80 <text:s text:c="5"/>1388 <text:s/>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svc balance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5390625" calcext:value-type="float">
            <text:p>0.75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1 <text:s text:c="5"/>0.76 <text:s text:c="5"/>0.78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69 <text:s text:c="5"/>0.74 <text:s text:c="5"/>0.72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13100961538462" calcext:value-type="float">
            <text:p>0.81310096153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9 <text:s text:c="5"/>0.78 <text:s text:c="5"/>0.83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4 <text:s text:c="5"/>0.86 <text:s text:c="5"/>0.79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3918269230769" calcext:value-type="float">
            <text:p>0.8239182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9 <text:s text:c="5"/>0.80 <text:s text:c="5"/>0.84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5 <text:s text:c="5"/>0.86 <text:s text:c="5"/>0.80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9 <text:s text:c="5"/>0.81 <text:s text:c="5"/>0.85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6 <text:s text:c="5"/>0.86 <text:s text:c="5"/>0.81 <text:s text:c="5"/>1388 <text:s text:c="2"/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vc balanced – lowest syn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25661057692308" calcext:value-type="float">
            <text:p>0.725661057692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77 <text:s text:c="5"/>0.75 <text:s text:c="5"/>0.76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67 <text:s text:c="5"/>0.69 <text:s text:c="5"/>0.68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62620192307692" calcext:value-type="float">
            <text:p>0.76262019230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6" calcext:value-type="float">
            <text:p>0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2 <text:s text:c="5"/>0.76 <text:s text:c="5"/>0.79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69 <text:s text:c="5"/>0.77 <text:s text:c="5"/>0.73 <text:s text:c="5"/>1388 <text:s text:c="2"/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8725961538462" calcext:value-type="float">
            <text:p>0.82872596153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0 <text:s text:c="7"/>0.88 <text:s text:c="5"/>0.81 <text:s text:c="5"/>0.85 <text:s text:c="5"/>1940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 <text:s text:c="7"/>0.76 <text:s text:c="5"/>0.85 <text:s text:c="5"/>0.81 <text:s text:c="5"/>1388 <text:s text:c="2"/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og reg english</text:p>
          </table:table-cell>
          <table:table-cell/>
        </table:table-row>
        <table:table-row table:style-name="ro1">
          <table:table-cell office:value-type="string" calcext:value-type="string">
            <text:p>Syn – all words in phrase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5"/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0.719350961538462" calcext:value-type="float">
            <text:p>0.719350961538462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3"/>
          <table:table-cell office:value-type="string" calcext:value-type="string">
            <text:p>macro-F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3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4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3"/>
          <table:table-cell office:value-type="string" calcext:value-type="string">
            <text:p><text:s text:c="4"/>0 <text:s text:c="7"/>0.71 <text:s text:c="5"/>0.88 <text:s text:c="5"/>0.79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30228365384615" calcext:value-type="float">
            <text:p>0.830228365384615</text:p>
          </table:table-cell>
          <table:table-cell table:number-columns-repeated="3"/>
          <table:table-cell office:value-type="string" calcext:value-type="string">
            <text:p><text:s text:c="4"/>1 <text:s text:c="7"/>0.75 <text:s text:c="5"/>0.49 <text:s text:c="5"/>0.59 <text:s text:c="5"/>1388 <text:s text:c="2"/></text:p>
          </table:table-cell>
          <table:table-cell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<text:s text:c="4"/>0 <text:s text:c="7"/>0.88 <text:s text:c="5"/>0.82 <text:s text:c="5"/>0.85 <text:s text:c="5"/>1940 <text:s text:c="2"/>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<text:s text:c="4"/>1 <text:s text:c="7"/>0.77 <text:s text:c="5"/>0.85 <text:s text:c="5"/>0.81 <text:s text:c="5"/>1388 <text:s text:c="2"/></text:p>
          </table:table-cell>
          <table:table-cell table:number-columns-repeated="4"/>
          <table:table-cell office:value-type="float" office:value="27299" calcext:value-type="float">
            <text:p>2729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Syn – avg number of synonyms in phrase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  <table:table-cell table:number-columns-repeated="3"/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0.731069711538462" calcext:value-type="float">
            <text:p>0.731069711538462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  <table:table-cell table:number-columns-repeated="3"/>
          <table:table-cell office:value-type="string" calcext:value-type="string">
            <text:p>macro-F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ord emb test</text:p>
          </table:table-cell>
          <table:table-cell table:number-columns-repeated="4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  <table:table-cell table:number-columns-repeated="3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9627403846154" calcext:value-type="float">
            <text:p>0.829627403846154</text:p>
          </table:table-cell>
          <table:table-cell table:number-columns-repeated="3"/>
          <table:table-cell office:value-type="string" calcext:value-type="string">
            <text:p><text:s text:c="4"/>0 <text:s text:c="7"/>0.72 <text:s text:c="5"/>0.89 <text:s text:c="5"/>0.79 <text:s text:c="5"/>1940 <text:s text:c="2"/></text:p>
          </table:table-cell>
          <table:table-cell/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83" calcext:value-type="float">
            <text:p>0.83</text:p>
          </table:table-cell>
          <table:table-cell table:number-columns-repeated="3"/>
          <table:table-cell office:value-type="string" calcext:value-type="string">
            <text:p><text:s text:c="4"/>1 <text:s text:c="7"/>0.76 <text:s text:c="5"/>0.52 <text:s text:c="5"/>0.62 <text:s text:c="5"/>1388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89 <text:s text:c="5"/>0.81 <text:s text:c="5"/>0.85 <text:s text:c="5"/>1940 <text:s text:c="2"/>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<text:s text:c="4"/>1 <text:s text:c="7"/>0.77 <text:s text:c="5"/>0.85 <text:s text:c="5"/>0.81 <text:s text:c="5"/>1388 <text:s text:c="2"/>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5"/>
          <table:table-cell office:value-type="float" office:value="27299" calcext:value-type="float">
            <text:p>2729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ord emb test</text:p>
          </table:table-cell>
          <table:table-cell/>
        </table:table-row>
        <table:table-row table:style-name="ro1">
          <table:table-cell table:number-columns-repeated="5"/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813100961538462" calcext:value-type="float">
            <text:p>0.81310096153846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0 <text:s text:c="7"/>0.83 <text:s text:c="5"/>0.85 <text:s text:c="5"/>0.84 <text:s text:c="5"/>1940 <text:s text:c="2"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1 <text:s text:c="7"/>0.79 <text:s text:c="5"/>0.76 <text:s text:c="5"/>0.77 <text:s text:c="5"/>1388 <text:s text:c="2"/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</table:table-row>
        <table:table-row table:style-name="ro1">
          <table:table-cell table:number-columns-repeated="5"/>
          <table:table-cell office:value-type="float" office:value="27299" calcext:value-type="float">
            <text:p>2729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ord emb tes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</table:table-row>
        <table:table-row table:style-name="ro1">
          <table:table-cell table:number-columns-repeated="5"/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813401442307692" calcext:value-type="float">
            <text:p>0.8134014423076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0 <text:s text:c="7"/>0.83 <text:s text:c="5"/>0.85 <text:s text:c="5"/>0.84 <text:s text:c="5"/>1940 <text:s text:c="2"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1 <text:s text:c="7"/>0.79 <text:s text:c="5"/>0.76 <text:s text:c="5"/>0.77 <text:s text:c="5"/>1388 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PO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Unigram probabilit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Word embedd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ord emb tes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atures</text:p>
          </table:table-cell>
          <table:table-cell office:value-type="string" calcext:value-type="string">
            <text:p><text:s/>syn</text:p>
          </table:table-cell>
        </table:table-row>
        <table:table-row table:style-name="ro1">
          <table:table-cell table:number-columns-repeated="5"/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812800480769231" calcext:value-type="float">
            <text:p>0.8128004807692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cro-F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0 <text:s text:c="7"/>0.83 <text:s text:c="5"/>0.85 <text:s text:c="5"/>0.84 <text:s text:c="5"/>1940 <text:s text:c="2"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1 <text:s text:c="7"/>0.78 <text:s text:c="5"/>0.76 <text:s text:c="5"/>0.77 <text:s text:c="5"/>1388 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28:58.455603886</meta:creation-date>
    <dc:date>2018-05-14T11:51:04.424672740</dc:date>
    <meta:editing-duration>P1DT12H14M22S</meta:editing-duration>
    <meta:editing-cycles>7</meta:editing-cycles>
    <meta:generator>LibreOffice/5.4.5.1$Linux_X86_64 LibreOffice_project/40m0$Build-1</meta:generator>
    <meta:document-statistic meta:table-count="1" meta:cell-count="323" meta:object-count="0"/>
  </office:meta>
</office:document-meta>
</file>